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82cm"/>
    </style:style>
    <style:style style:name="co2" style:family="table-column">
      <style:table-column-properties fo:break-before="auto" style:column-width="10.846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racked-changes/>
      <table:calculation-settings table:automatic-find-labels="false" table:use-regular-expressions="false" table:use-wildcards="true"/>
      <table:table table:name="prediction_analysis" table:style-name="ta1">
        <table:shapes>
          <draw:frame draw:z-index="0" draw:style-name="gr1" draw:text-style-name="P1" svg:width="15.999cm" svg:height="8.999cm" svg:x="22.495cm" svg:y="6.701cm">
            <draw:object draw:notify-on-update-of-ranges="prediction_analysis.K2:prediction_analysis.K2 prediction_analysis.K3:prediction_analysis.K11 prediction_analysis.M2:prediction_analysis.M2 prediction_analysis.M3:prediction_analysis.M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8.002cm" svg:y="7.945cm">
            <draw:object draw:notify-on-update-of-ranges="prediction_analysis.L2:prediction_analysis.L2 prediction_analysis.L3:prediction_analysis.L11 prediction_analysis.N2:prediction_analysis.N2 prediction_analysis.N3:prediction_analysis.N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3" table:default-cell-style-name="Default"/>
        <table:table-row table:style-name="ro1">
          <table:table-cell office:value-type="string" calcext:value-type="string">
            <text:p>combined_r1_bioconf_predict</text:p>
          </table:table-cell>
          <table:table-cell table:number-columns-repeated="5"/>
          <table:table-cell office:value-type="string" calcext:value-type="string">
            <text:p>Model output</text:p>
          </table:table-cell>
          <table:table-cell table:number-columns-repeated="3"/>
          <table:table-cell office:value-type="string" calcext:value-type="string">
            <text:p>Fbio – fgen</text:p>
          </table:table-cell>
          <table:table-cell/>
          <table:table-cell office:value-type="string" calcext:value-type="string">
            <text:p>Bio – gen diferences (observed)</text:p>
          </table:table-cell>
          <table:table-cell table:number-columns-repeated="2"/>
          <table:table-cell office:value-type="string" calcext:value-type="string">
            <text:p>AUC rm out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so</text:p>
          </table:table-cell>
          <table:table-cell table:number-columns-repeated="5"/>
          <table:table-cell office:value-type="string" calcext:value-type="string">
            <text:p>Bio r1</text:p>
          </table:table-cell>
          <table:table-cell office:value-type="string" calcext:value-type="string">
            <text:p>gen r1</text:p>
          </table:table-cell>
          <table:table-cell office:value-type="string" calcext:value-type="string">
            <text:p>bio AUC</text:p>
          </table:table-cell>
          <table:table-cell office:value-type="string" calcext:value-type="string">
            <text:p>gen AU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UC</text:p>
          </table:table-cell>
          <table:table-cell/>
          <table:table-cell office:value-type="string" calcext:value-type="string">
            <text:p>pred</text:p>
          </table:table-cell>
          <table:table-cell office:value-type="string" calcext:value-type="string">
            <text:p>obs</text:p>
          </table:table-cell>
          <table:table-cell/>
        </table:table-row>
        <table:table-row table:style-name="ro1">
          <table:table-cell office:value-type="string" calcext:value-type="string">
            <text:p>intercept: 0.2193</text:p>
          </table:table-cell>
          <table:table-cell table:number-columns-repeated="5"/>
          <table:table-cell office:value-type="float" office:value="0.369446615582179" calcext:value-type="float">
            <text:p>0.369446615582179</text:p>
          </table:table-cell>
          <table:table-cell office:value-type="float" office:value="0.384586726394559" calcext:value-type="float">
            <text:p>0.384586726394559</text:p>
          </table:table-cell>
          <table:table-cell office:value-type="float" office:value="0.805821332477287" calcext:value-type="float">
            <text:p>0.805821332477287</text:p>
          </table:table-cell>
          <table:table-cell office:value-type="float" office:value="0.813953639148089" calcext:value-type="float">
            <text:p>0.813953639148089</text:p>
          </table:table-cell>
          <table:table-cell table:formula="of:=[.G3]-[.H3]" office:value-type="float" office:value="-0.0151401108123801" calcext:value-type="float">
            <text:p>-0.01514011081238</text:p>
          </table:table-cell>
          <table:table-cell table:formula="of:=[.I3]-[.J3]" office:value-type="float" office:value="-0.00813230667080211" calcext:value-type="float">
            <text:p>-0.008132306670802</text:p>
          </table:table-cell>
          <table:table-cell office:value-type="float" office:value="-0.00178600000000001" calcext:value-type="float">
            <text:p>-0.001786</text:p>
          </table:table-cell>
          <table:table-cell office:value-type="float" office:value="-0.000277000000000083" calcext:value-type="float">
            <text:p>-0.000277</text:p>
          </table:table-cell>
          <table:table-cell/>
          <table:table-cell office:value-type="float" office:value="-0.00813230667080211" calcext:value-type="float">
            <text:p>-0.008132306670802</text:p>
          </table:table-cell>
          <table:table-cell office:value-type="float" office:value="-0.000277000000000083" calcext:value-type="float">
            <text:p>-0.000277</text:p>
          </table:table-cell>
          <table:table-cell/>
        </table:table-row>
        <table:table-row table:style-name="ro1">
          <table:table-cell office:value-type="float" office:value="0.0268" calcext:value-type="float">
            <text:p>0.0268</text:p>
          </table:table-cell>
          <table:table-cell office:value-type="float" office:value="0.0105" calcext:value-type="float">
            <text:p>0.0105</text:p>
          </table:table-cell>
          <table:table-cell office:value-type="float" office:value="0" calcext:value-type="float">
            <text:p>0</text:p>
          </table:table-cell>
          <table:table-cell office:value-type="float" office:value="-0.0497" calcext:value-type="float">
            <text:p>-0.0497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0.238600719057722" calcext:value-type="float">
            <text:p>0.238600719057722</text:p>
          </table:table-cell>
          <table:table-cell office:value-type="float" office:value="0.143935724633458" calcext:value-type="float">
            <text:p>0.143935724633458</text:p>
          </table:table-cell>
          <table:table-cell office:value-type="float" office:value="0.710020709836307" calcext:value-type="float">
            <text:p>0.710020709836307</text:p>
          </table:table-cell>
          <table:table-cell office:value-type="float" office:value="0.72887733407641" calcext:value-type="float">
            <text:p>0.72887733407641</text:p>
          </table:table-cell>
          <table:table-cell table:formula="of:=[.G4]-[.H4]" office:value-type="float" office:value="0.0946649944242639" calcext:value-type="float">
            <text:p>0.094664994424264</text:p>
          </table:table-cell>
          <table:table-cell table:formula="of:=[.I4]-[.J4]" office:value-type="float" office:value="-0.0188566242401025" calcext:value-type="float">
            <text:p>-0.018856624240103</text:p>
          </table:table-cell>
          <table:table-cell office:value-type="float" office:value="0.060087" calcext:value-type="float">
            <text:p>0.060087</text:p>
          </table:table-cell>
          <table:table-cell office:value-type="float" office:value="-0.016038" calcext:value-type="float">
            <text:p>-0.016038</text:p>
          </table:table-cell>
          <table:table-cell/>
          <table:table-cell office:value-type="float" office:value="-0.0188566242401025" calcext:value-type="float">
            <text:p>-0.018856624240103</text:p>
          </table:table-cell>
          <table:table-cell office:value-type="float" office:value="-0.016038" calcext:value-type="float">
            <text:p>-0.016038</text:p>
          </table:table-cell>
          <table:table-cell/>
        </table:table-row>
        <table:table-row table:style-name="ro1">
          <table:table-cell office:value-type="string" calcext:value-type="string">
            <text:p>r2: 0.8804</text:p>
          </table:table-cell>
          <table:table-cell table:number-columns-repeated="5"/>
          <table:table-cell office:value-type="float" office:value="0.201417779092093" calcext:value-type="float">
            <text:p>0.201417779092093</text:p>
          </table:table-cell>
          <table:table-cell office:value-type="float" office:value="0.140185599398791" calcext:value-type="float">
            <text:p>0.140185599398791</text:p>
          </table:table-cell>
          <table:table-cell office:value-type="float" office:value="0.693131093456877" calcext:value-type="float">
            <text:p>0.693131093456877</text:p>
          </table:table-cell>
          <table:table-cell office:value-type="float" office:value="0.703543811064753" calcext:value-type="float">
            <text:p>0.703543811064753</text:p>
          </table:table-cell>
          <table:table-cell table:formula="of:=[.G5]-[.H5]" office:value-type="float" office:value="0.0612321796933027" calcext:value-type="float">
            <text:p>0.061232179693303</text:p>
          </table:table-cell>
          <table:table-cell table:formula="of:=[.I5]-[.J5]" office:value-type="float" office:value="-0.0104127176078759" calcext:value-type="float">
            <text:p>-0.010412717607876</text:p>
          </table:table-cell>
          <table:table-cell office:value-type="float" office:value="0.100103" calcext:value-type="float">
            <text:p>0.100103</text:p>
          </table:table-cell>
          <table:table-cell office:value-type="float" office:value="-0.00741200000000009" calcext:value-type="float">
            <text:p>-0.007412</text:p>
          </table:table-cell>
          <table:table-cell/>
          <table:table-cell office:value-type="float" office:value="-0.0104127176078759" calcext:value-type="float">
            <text:p>-0.010412717607876</text:p>
          </table:table-cell>
          <table:table-cell office:value-type="float" office:value="-0.00741200000000009" calcext:value-type="float">
            <text:p>-0.0074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153124222541497" calcext:value-type="float">
            <text:p>0.153124222541497</text:p>
          </table:table-cell>
          <table:table-cell office:value-type="float" office:value="0.0847316456801165" calcext:value-type="float">
            <text:p>0.084731645680117</text:p>
          </table:table-cell>
          <table:table-cell office:value-type="float" office:value="0.668236663292217" calcext:value-type="float">
            <text:p>0.668236663292217</text:p>
          </table:table-cell>
          <table:table-cell office:value-type="float" office:value="0.672889177516203" calcext:value-type="float">
            <text:p>0.672889177516203</text:p>
          </table:table-cell>
          <table:table-cell table:formula="of:=[.G6]-[.H6]" office:value-type="float" office:value="0.0683925768613807" calcext:value-type="float">
            <text:p>0.068392576861381</text:p>
          </table:table-cell>
          <table:table-cell table:formula="of:=[.I6]-[.J6]" office:value-type="float" office:value="-0.00465251422398638" calcext:value-type="float">
            <text:p>-0.004652514223986</text:p>
          </table:table-cell>
          <table:table-cell office:value-type="float" office:value="0.017222" calcext:value-type="float">
            <text:p>0.017222</text:p>
          </table:table-cell>
          <table:table-cell office:value-type="float" office:value="0.0206269999999999" calcext:value-type="float">
            <text:p>0.020627</text:p>
          </table:table-cell>
          <table:table-cell/>
          <table:table-cell office:value-type="float" office:value="-0.00465251422398638" calcext:value-type="float">
            <text:p>-0.004652514223986</text:p>
          </table:table-cell>
          <table:table-cell office:value-type="float" office:value="0.0206269999999999" calcext:value-type="float">
            <text:p>0.020627</text:p>
          </table:table-cell>
          <table:table-cell/>
        </table:table-row>
        <table:table-row table:style-name="ro1">
          <table:table-cell office:value-type="string" calcext:value-type="string">
            <text:p>predictions:</text:p>
          </table:table-cell>
          <table:table-cell table:number-columns-repeated="5"/>
          <table:table-cell office:value-type="float" office:value="0.168130194741912" calcext:value-type="float">
            <text:p>0.168130194741912</text:p>
          </table:table-cell>
          <table:table-cell office:value-type="float" office:value="0.102560282007382" calcext:value-type="float">
            <text:p>0.102560282007382</text:p>
          </table:table-cell>
          <table:table-cell office:value-type="float" office:value="0.677390023136436" calcext:value-type="float">
            <text:p>0.677390023136436</text:p>
          </table:table-cell>
          <table:table-cell office:value-type="float" office:value="0.681581021169566" calcext:value-type="float">
            <text:p>0.681581021169566</text:p>
          </table:table-cell>
          <table:table-cell table:formula="of:=[.G7]-[.H7]" office:value-type="float" office:value="0.0655699127345301" calcext:value-type="float">
            <text:p>0.06556991273453</text:p>
          </table:table-cell>
          <table:table-cell table:formula="of:=[.I7]-[.J7]" office:value-type="float" office:value="-0.00419099803313006" calcext:value-type="float">
            <text:p>-0.00419099803313</text:p>
          </table:table-cell>
          <table:table-cell office:value-type="float" office:value="0.0555044" calcext:value-type="float">
            <text:p>0.0555044</text:p>
          </table:table-cell>
          <table:table-cell office:value-type="float" office:value="0.0230060000000001" calcext:value-type="float">
            <text:p>0.023006</text:p>
          </table:table-cell>
          <table:table-cell/>
          <table:table-cell office:value-type="float" office:value="-0.00419099803313006" calcext:value-type="float">
            <text:p>-0.00419099803313</text:p>
          </table:table-cell>
          <table:table-cell office:value-type="float" office:value="0.0230060000000001" calcext:value-type="float">
            <text:p>0.023006</text:p>
          </table:table-cell>
          <table:table-cell/>
        </table:table-row>
        <table:table-row table:style-name="ro1">
          <table:table-cell office:value-type="float" office:value="0.369446615582179" calcext:value-type="float">
            <text:p>0.369446615582179</text:p>
          </table:table-cell>
          <table:table-cell office:value-type="string" calcext:value-type="string">
            <text:p># [ 1.76383421 <text:s/>2.57221029 <text:s/>0.91719164 -1.5297828 <text:s/>-0.86751057]</text:p>
          </table:table-cell>
          <table:table-cell table:number-columns-repeated="4"/>
          <table:table-cell office:value-type="float" office:value="0.26276963003538" calcext:value-type="float">
            <text:p>0.26276963003538</text:p>
          </table:table-cell>
          <table:table-cell office:value-type="float" office:value="0.197728599463825" calcext:value-type="float">
            <text:p>0.197728599463825</text:p>
          </table:table-cell>
          <table:table-cell office:value-type="float" office:value="0.727472145283772" calcext:value-type="float">
            <text:p>0.727472145283772</text:p>
          </table:table-cell>
          <table:table-cell office:value-type="float" office:value="0.738947174985402" calcext:value-type="float">
            <text:p>0.738947174985402</text:p>
          </table:table-cell>
          <table:table-cell table:formula="of:=[.G8]-[.H8]" office:value-type="float" office:value="0.0650410305715548" calcext:value-type="float">
            <text:p>0.065041030571555</text:p>
          </table:table-cell>
          <table:table-cell table:formula="of:=[.I8]-[.J8]" office:value-type="float" office:value="-0.0114750297016296" calcext:value-type="float">
            <text:p>-0.01147502970163</text:p>
          </table:table-cell>
          <table:table-cell office:value-type="float" office:value="0.072561" calcext:value-type="float">
            <text:p>0.072561</text:p>
          </table:table-cell>
          <table:table-cell office:value-type="float" office:value="-0.026015" calcext:value-type="float">
            <text:p>-0.026015</text:p>
          </table:table-cell>
          <table:table-cell/>
          <table:table-cell office:value-type="float" office:value="-0.0114750297016296" calcext:value-type="float">
            <text:p>-0.01147502970163</text:p>
          </table:table-cell>
          <table:table-cell office:value-type="float" office:value="-0.026015" calcext:value-type="float">
            <text:p>-0.026015</text:p>
          </table:table-cell>
          <table:table-cell/>
        </table:table-row>
        <table:table-row table:style-name="ro1">
          <table:table-cell office:value-type="float" office:value="0.238600719057722" calcext:value-type="float">
            <text:p>0.238600719057722</text:p>
          </table:table-cell>
          <table:table-cell office:value-type="string" calcext:value-type="string">
            <text:p># [-0.50395263 -0.47382821 <text:s/>1.43311193 -0.75959238 -1.11391136]</text:p>
          </table:table-cell>
          <table:table-cell table:number-columns-repeated="4"/>
          <table:table-cell office:value-type="float" office:value="0.146218819405023" calcext:value-type="float">
            <text:p>0.146218819405023</text:p>
          </table:table-cell>
          <table:table-cell office:value-type="float" office:value="0.0614636793594265" calcext:value-type="float">
            <text:p>0.061463679359427</text:p>
          </table:table-cell>
          <table:table-cell office:value-type="float" office:value="0.662477574653597" calcext:value-type="float">
            <text:p>0.662477574653597</text:p>
          </table:table-cell>
          <table:table-cell office:value-type="float" office:value="0.671087197600791" calcext:value-type="float">
            <text:p>0.671087197600791</text:p>
          </table:table-cell>
          <table:table-cell table:formula="of:=[.G9]-[.H9]" office:value-type="float" office:value="0.0847551400455969" calcext:value-type="float">
            <text:p>0.084755140045597</text:p>
          </table:table-cell>
          <table:table-cell table:formula="of:=[.I9]-[.J9]" office:value-type="float" office:value="-0.00860962294719358" calcext:value-type="float">
            <text:p>-0.008609622947194</text:p>
          </table:table-cell>
          <table:table-cell office:value-type="float" office:value="0.0546002" calcext:value-type="float">
            <text:p>0.0546002</text:p>
          </table:table-cell>
          <table:table-cell office:value-type="float" office:value="-0.023143" calcext:value-type="float">
            <text:p>-0.023143</text:p>
          </table:table-cell>
          <table:table-cell/>
          <table:table-cell office:value-type="float" office:value="-0.00860962294719358" calcext:value-type="float">
            <text:p>-0.008609622947194</text:p>
          </table:table-cell>
          <table:table-cell office:value-type="float" office:value="-0.023143" calcext:value-type="float">
            <text:p>-0.023143</text:p>
          </table:table-cell>
          <table:table-cell/>
        </table:table-row>
        <table:table-row table:style-name="ro1">
          <table:table-cell office:value-type="float" office:value="0.201417779092093" calcext:value-type="float">
            <text:p>0.201417779092093</text:p>
          </table:table-cell>
          <table:table-cell office:value-type="string" calcext:value-type="string">
            <text:p># [-0.50395263 -0.47382821 <text:s/>0.14331119 -0.01079614 -0.45929434]</text:p>
          </table:table-cell>
          <table:table-cell table:number-columns-repeated="4"/>
          <table:table-cell office:value-type="float" office:value="0.275100236033976" calcext:value-type="float">
            <text:p>0.275100236033976</text:p>
          </table:table-cell>
          <table:table-cell office:value-type="float" office:value="0.120960990145009" calcext:value-type="float">
            <text:p>0.120960990145009</text:p>
          </table:table-cell>
          <table:table-cell office:value-type="float" office:value="0.710047066436617" calcext:value-type="float">
            <text:p>0.710047066436617</text:p>
          </table:table-cell>
          <table:table-cell office:value-type="float" office:value="0.776472699945576" calcext:value-type="float">
            <text:p>0.776472699945576</text:p>
          </table:table-cell>
          <table:table-cell table:formula="of:=[.G10]-[.H10]" office:value-type="float" office:value="0.154139245888967" calcext:value-type="float">
            <text:p>0.154139245888967</text:p>
          </table:table-cell>
          <table:table-cell table:formula="of:=[.I10]-[.J10]" office:value-type="float" office:value="-0.0664256335089589" calcext:value-type="float">
            <text:p>-0.066425633508959</text:p>
          </table:table-cell>
          <table:table-cell office:value-type="float" office:value="0.2009889" calcext:value-type="float">
            <text:p>0.2009889</text:p>
          </table:table-cell>
          <table:table-cell office:value-type="float" office:value="-0.07156" calcext:value-type="float">
            <text:p>-0.07156</text:p>
          </table:table-cell>
          <table:table-cell/>
          <table:table-cell office:value-type="float" office:value="0.00602644693367804" calcext:value-type="float">
            <text:p>0.006026446933678</text:p>
          </table:table-cell>
          <table:table-cell office:value-type="float" office:value="-0.025917" calcext:value-type="float">
            <text:p>-0.025917</text:p>
          </table:table-cell>
          <table:table-cell/>
        </table:table-row>
        <table:table-row table:style-name="ro1">
          <table:table-cell office:value-type="float" office:value="0.153124222541497" calcext:value-type="float">
            <text:p>0.153124222541497</text:p>
          </table:table-cell>
          <table:table-cell office:value-type="string" calcext:value-type="string">
            <text:p># [-0.50395263 -0.47382821 -1.14648955 <text:s/>0.96174756 <text:s/>1.21034683]</text:p>
          </table:table-cell>
          <table:table-cell table:number-columns-repeated="4"/>
          <table:table-cell office:value-type="float" office:value="0.159192783510217" calcext:value-type="float">
            <text:p>0.159192783510217</text:p>
          </table:table-cell>
          <table:table-cell office:value-type="float" office:value="0.137276252917434" calcext:value-type="float">
            <text:p>0.137276252917434</text:p>
          </table:table-cell>
          <table:table-cell office:value-type="float" office:value="0.680272391426888" calcext:value-type="float">
            <text:p>0.680272391426888</text:p>
          </table:table-cell>
          <table:table-cell office:value-type="float" office:value="0.67424594449321" calcext:value-type="float">
            <text:p>0.67424594449321</text:p>
          </table:table-cell>
          <table:table-cell table:formula="of:=[.G11]-[.H11]" office:value-type="float" office:value="0.0219165305927838" calcext:value-type="float">
            <text:p>0.021916530592784</text:p>
          </table:table-cell>
          <table:table-cell table:formula="of:=[.I11]-[.J11]" office:value-type="float" office:value="0.00602644693367804" calcext:value-type="float">
            <text:p>0.006026446933678</text:p>
          </table:table-cell>
          <table:table-cell office:value-type="float" office:value="0.041291" calcext:value-type="float">
            <text:p>0.041291</text:p>
          </table:table-cell>
          <table:table-cell office:value-type="float" office:value="-0.025917" calcext:value-type="float">
            <text:p>-0.025917</text:p>
          </table:table-cell>
          <table:table-cell table:number-columns-repeated="2"/>
          <table:table-cell table:formula="of:=CORREL([.P3:.P10];[.Q3:.Q10])" office:value-type="float" office:value="0.115846229884601" calcext:value-type="float">
            <text:p>0.11584622988460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.168130194741912" calcext:value-type="float">
            <text:p>0.168130194741912</text:p>
          </table:table-cell>
          <table:table-cell office:value-type="string" calcext:value-type="string">
            <text:p># [-0.50395263 -0.47382821 -0.8885294 <text:s text:c="2"/>0.65955479 -0.02165712]</text:p>
          </table:table-cell>
          <table:table-cell table:number-columns-repeated="14"/>
          <table:table-cell table:formula="of:=[.Q11]^2" office:value-type="float" office:value="0.0134203489784757" calcext:value-type="float">
            <text:p>0.013420348978476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0.26276963003538" calcext:value-type="float">
            <text:p>0.26276963003538</text:p>
          </table:table-cell>
          <table:table-cell office:value-type="string" calcext:value-type="string">
            <text:p># [-0.50395263 -0.47382821 <text:s/>1.17515179 -1.24630994 -1.40076602]</text:p>
          </table:table-cell>
          <table:table-cell table:number-columns-repeated="16"/>
        </table:table-row>
        <table:table-row table:style-name="ro1">
          <table:table-cell office:value-type="float" office:value="0.146218819405023" calcext:value-type="float">
            <text:p>0.146218819405023</text:p>
          </table:table-cell>
          <table:table-cell office:value-type="string" calcext:value-type="string">
            <text:p># [-0.50395263 -0.47382821 -0.8885294 <text:s text:c="2"/>1.10080972 <text:s/>0.86832782]</text:p>
          </table:table-cell>
          <table:table-cell table:number-columns-repeated="16"/>
        </table:table-row>
        <table:table-row table:style-name="ro1">
          <table:table-cell office:value-type="float" office:value="0.275100236033976" calcext:value-type="float">
            <text:p>0.275100236033976</text:p>
          </table:table-cell>
          <table:table-cell office:value-type="string" calcext:value-type="string">
            <text:p># [ 1.76383421 <text:s/>0.13537949 <text:s/>0.14331119 -0.14361833 <text:s/>0.7874201 ]</text:p>
          </table:table-cell>
          <table:table-cell table:number-columns-repeated="16"/>
        </table:table-row>
        <table:table-row table:style-name="ro1">
          <table:table-cell office:value-type="float" office:value="0.159192783510217" calcext:value-type="float">
            <text:p>0.159192783510217</text:p>
          </table:table-cell>
          <table:table-cell office:value-type="string" calcext:value-type="string">
            <text:p># [-0.50395263 <text:s/>0.13537949 -0.8885294 <text:s text:c="2"/>0.96798752 <text:s/>0.99704465]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combined_auc_bioconf_predic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ss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: 0.7039</text:p>
          </table:table-cell>
          <table:table-cell table:number-columns-repeated="17"/>
        </table:table-row>
        <table:table-row table:style-name="ro1">
          <table:table-cell office:value-type="float" office:value="0.0224" calcext:value-type="float">
            <text:p>0.0224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-0.0008" calcext:value-type="float">
            <text:p>-0.0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: 0.934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redictions:</text:p>
          </table:table-cell>
          <table:table-cell table:number-columns-repeated="17"/>
        </table:table-row>
        <table:table-row table:style-name="ro1">
          <table:table-cell office:value-type="float" office:value="0.805821332477287" calcext:value-type="float">
            <text:p>0.805821332477287</text:p>
          </table:table-cell>
          <table:table-cell office:value-type="string" calcext:value-type="string">
            <text:p># [ 2.57221029 <text:s/>0.91719164 -1.5297828 <text:s/>-0.86751057]</text:p>
          </table:table-cell>
          <table:table-cell table:number-columns-repeated="16"/>
        </table:table-row>
        <table:table-row table:style-name="ro1">
          <table:table-cell office:value-type="float" office:value="0.710020709836307" calcext:value-type="float">
            <text:p>0.710020709836307</text:p>
          </table:table-cell>
          <table:table-cell office:value-type="string" calcext:value-type="string">
            <text:p># [-0.47382821 <text:s/>1.43311193 -0.75959238 -1.11391136]</text:p>
          </table:table-cell>
          <table:table-cell table:number-columns-repeated="16"/>
        </table:table-row>
        <table:table-row table:style-name="ro1">
          <table:table-cell office:value-type="float" office:value="0.693131093456877" calcext:value-type="float">
            <text:p>0.693131093456877</text:p>
          </table:table-cell>
          <table:table-cell office:value-type="string" calcext:value-type="string">
            <text:p># [-0.47382821 <text:s/>0.14331119 -0.01079614 -0.45929434]</text:p>
          </table:table-cell>
          <table:table-cell table:number-columns-repeated="16"/>
        </table:table-row>
        <table:table-row table:style-name="ro1">
          <table:table-cell office:value-type="float" office:value="0.668236663292217" calcext:value-type="float">
            <text:p>0.668236663292217</text:p>
          </table:table-cell>
          <table:table-cell office:value-type="string" calcext:value-type="string">
            <text:p># [-0.47382821 -1.14648955 <text:s/>0.96174756 <text:s/>1.21034683]</text:p>
          </table:table-cell>
          <table:table-cell table:number-columns-repeated="16"/>
        </table:table-row>
        <table:table-row table:style-name="ro1">
          <table:table-cell office:value-type="float" office:value="0.677390023136436" calcext:value-type="float">
            <text:p>0.677390023136436</text:p>
          </table:table-cell>
          <table:table-cell office:value-type="string" calcext:value-type="string">
            <text:p># [-0.47382821 -0.8885294 <text:s text:c="2"/>0.65955479 -0.02165712]</text:p>
          </table:table-cell>
          <table:table-cell table:number-columns-repeated="16"/>
        </table:table-row>
        <table:table-row table:style-name="ro1">
          <table:table-cell office:value-type="float" office:value="0.727472145283772" calcext:value-type="float">
            <text:p>0.727472145283772</text:p>
          </table:table-cell>
          <table:table-cell office:value-type="string" calcext:value-type="string">
            <text:p># [-0.47382821 <text:s/>1.17515179 -1.24630994 -1.40076602]</text:p>
          </table:table-cell>
          <table:table-cell table:number-columns-repeated="16"/>
        </table:table-row>
        <table:table-row table:style-name="ro1">
          <table:table-cell office:value-type="float" office:value="0.662477574653597" calcext:value-type="float">
            <text:p>0.662477574653597</text:p>
          </table:table-cell>
          <table:table-cell office:value-type="string" calcext:value-type="string">
            <text:p># [-0.47382821 -0.8885294 <text:s text:c="2"/>1.10080972 <text:s/>0.86832782]</text:p>
          </table:table-cell>
          <table:table-cell table:number-columns-repeated="16"/>
        </table:table-row>
        <table:table-row table:style-name="ro1">
          <table:table-cell office:value-type="float" office:value="0.710047066436617" calcext:value-type="float">
            <text:p>0.710047066436617</text:p>
          </table:table-cell>
          <table:table-cell office:value-type="string" calcext:value-type="string">
            <text:p># [ 0.13537949 <text:s/>0.14331119 -0.14361833 <text:s/>0.7874201 ]</text:p>
          </table:table-cell>
          <table:table-cell table:number-columns-repeated="16"/>
        </table:table-row>
        <table:table-row table:style-name="ro1">
          <table:table-cell office:value-type="float" office:value="0.680272391426888" calcext:value-type="float">
            <text:p>0.680272391426888</text:p>
          </table:table-cell>
          <table:table-cell office:value-type="string" calcext:value-type="string">
            <text:p># [ 0.13537949 -0.8885294 <text:s text:c="2"/>0.96798752 <text:s/>0.99704465]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combined_r1_general_predic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ss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: 0.1526</text:p>
          </table:table-cell>
          <table:table-cell table:number-columns-repeated="17"/>
        </table:table-row>
        <table:table-row table:style-name="ro1">
          <table:table-cell office:value-type="float" office:value="0.0406" calcext:value-type="float">
            <text:p>0.0406</text:p>
          </table:table-cell>
          <table:table-cell office:value-type="float" office:value="-0.0692" calcext:value-type="float">
            <text:p>-0.0692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-0.1248" calcext:value-type="float">
            <text:p>-0.1248</text:p>
          </table:table-cell>
          <table:table-cell office:value-type="float" office:value="0.0208" calcext:value-type="float">
            <text:p>0.0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: 0.9303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redictions:</text:p>
          </table:table-cell>
          <table:table-cell table:number-columns-repeated="17"/>
        </table:table-row>
        <table:table-row table:style-name="ro1">
          <table:table-cell office:value-type="float" office:value="0.384586726394559" calcext:value-type="float">
            <text:p>0.384586726394559</text:p>
          </table:table-cell>
          <table:table-cell office:value-type="string" calcext:value-type="string">
            <text:p># [ 2.57221029 <text:s/>0.91719164 -0.56455625 -1.5297828 <text:s/>-0.86751057]</text:p>
          </table:table-cell>
          <table:table-cell table:number-columns-repeated="16"/>
        </table:table-row>
        <table:table-row table:style-name="ro1">
          <table:table-cell office:value-type="float" office:value="0.143935724633458" calcext:value-type="float">
            <text:p>0.143935724633458</text:p>
          </table:table-cell>
          <table:table-cell office:value-type="string" calcext:value-type="string">
            <text:p># [-0.47382821 <text:s/>1.43311193 -1.18766223 -0.75959238 -1.11391136]</text:p>
          </table:table-cell>
          <table:table-cell table:number-columns-repeated="16"/>
        </table:table-row>
        <table:table-row table:style-name="ro1">
          <table:table-cell office:value-type="float" office:value="0.140185599398791" calcext:value-type="float">
            <text:p>0.140185599398791</text:p>
          </table:table-cell>
          <table:table-cell office:value-type="string" calcext:value-type="string">
            <text:p># [-0.47382821 <text:s/>0.14331119 -0.77610457 -0.01079614 -0.45929434]</text:p>
          </table:table-cell>
          <table:table-cell table:number-columns-repeated="16"/>
        </table:table-row>
        <table:table-row table:style-name="ro1">
          <table:table-cell office:value-type="float" office:value="0.0847316456801165" calcext:value-type="float">
            <text:p>0.084731645680117</text:p>
          </table:table-cell>
          <table:table-cell office:value-type="string" calcext:value-type="string">
            <text:p># [-0.47382821 -1.14648955 <text:s/>1.03167205 <text:s/>0.96174756 <text:s/>1.21034683]</text:p>
          </table:table-cell>
          <table:table-cell table:number-columns-repeated="16"/>
        </table:table-row>
        <table:table-row table:style-name="ro1">
          <table:table-cell office:value-type="float" office:value="0.102560282007382" calcext:value-type="float">
            <text:p>0.102560282007382</text:p>
          </table:table-cell>
          <table:table-cell office:value-type="string" calcext:value-type="string">
            <text:p># [-0.47382821 -0.8885294 <text:s text:c="2"/>0.2970224 <text:s text:c="2"/>0.65955479 -0.02165712]</text:p>
          </table:table-cell>
          <table:table-cell table:number-columns-repeated="16"/>
        </table:table-row>
        <table:table-row table:style-name="ro1">
          <table:table-cell office:value-type="float" office:value="0.197728599463825" calcext:value-type="float">
            <text:p>0.197728599463825</text:p>
          </table:table-cell>
          <table:table-cell office:value-type="string" calcext:value-type="string">
            <text:p># [-0.47382821 <text:s/>1.17515179 -0.60301958 -1.24630994 -1.40076602]</text:p>
          </table:table-cell>
          <table:table-cell table:number-columns-repeated="16"/>
        </table:table-row>
        <table:table-row table:style-name="ro1">
          <table:table-cell office:value-type="float" office:value="0.0614636793594265" calcext:value-type="float">
            <text:p>0.061463679359427</text:p>
          </table:table-cell>
          <table:table-cell office:value-type="string" calcext:value-type="string">
            <text:p># [-0.47382821 -0.8885294 <text:s text:c="2"/>0.43933673 <text:s/>1.10080972 <text:s/>0.86832782]</text:p>
          </table:table-cell>
          <table:table-cell table:number-columns-repeated="16"/>
        </table:table-row>
        <table:table-row table:style-name="ro1">
          <table:table-cell office:value-type="float" office:value="0.120960990145009" calcext:value-type="float">
            <text:p>0.120960990145009</text:p>
          </table:table-cell>
          <table:table-cell office:value-type="string" calcext:value-type="string">
            <text:p># [ 0.13537949 <text:s/>0.14331119 <text:s/>1.91248236 -0.14361833 <text:s/>0.7874201 ]</text:p>
          </table:table-cell>
          <table:table-cell table:number-columns-repeated="16"/>
        </table:table-row>
        <table:table-row table:style-name="ro1">
          <table:table-cell office:value-type="float" office:value="0.137276252917434" calcext:value-type="float">
            <text:p>0.137276252917434</text:p>
          </table:table-cell>
          <table:table-cell office:value-type="string" calcext:value-type="string">
            <text:p># [ 0.13537949 -0.8885294 <text:s/>-0.54917091 <text:s/>0.96798752 <text:s/>0.99704465]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combined_auc_general_predic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ss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: 0.718</text:p>
          </table:table-cell>
          <table:table-cell table:number-columns-repeated="17"/>
        </table:table-row>
        <table:table-row table:style-name="ro1">
          <table:table-cell office:value-type="float" office:value="0.0308" calcext:value-type="float">
            <text:p>0.0308</text:p>
          </table:table-cell>
          <table:table-cell office:value-type="float" office:value="0.0058" calcext:value-type="float">
            <text:p>0.0058</text:p>
          </table:table-cell>
          <table:table-cell office:value-type="float" office:value="-0.0238" calcext:value-type="float">
            <text:p>-0.023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: 0.8517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redictions:</text:p>
          </table:table-cell>
          <table:table-cell table:number-columns-repeated="17"/>
        </table:table-row>
        <table:table-row table:style-name="ro1">
          <table:table-cell office:value-type="float" office:value="0.813953639148089" calcext:value-type="float">
            <text:p>0.813953639148089</text:p>
          </table:table-cell>
          <table:table-cell office:value-type="string" calcext:value-type="string">
            <text:p># [ 1.76383421 <text:s/>0.91719164 -1.5297828 <text:s/>-0.86751057]</text:p>
          </table:table-cell>
          <table:table-cell table:number-columns-repeated="16"/>
        </table:table-row>
        <table:table-row table:style-name="ro1">
          <table:table-cell office:value-type="float" office:value="0.72887733407641" calcext:value-type="float">
            <text:p>0.72887733407641</text:p>
          </table:table-cell>
          <table:table-cell office:value-type="string" calcext:value-type="string">
            <text:p># [-0.50395263 <text:s/>1.43311193 -0.75959238 -1.11391136]</text:p>
          </table:table-cell>
          <table:table-cell table:number-columns-repeated="16"/>
        </table:table-row>
        <table:table-row table:style-name="ro1">
          <table:table-cell office:value-type="float" office:value="0.703543811064753" calcext:value-type="float">
            <text:p>0.703543811064753</text:p>
          </table:table-cell>
          <table:table-cell office:value-type="string" calcext:value-type="string">
            <text:p># [-0.50395263 <text:s/>0.14331119 -0.01079614 -0.45929434]</text:p>
          </table:table-cell>
          <table:table-cell table:number-columns-repeated="16"/>
        </table:table-row>
        <table:table-row table:style-name="ro1">
          <table:table-cell office:value-type="float" office:value="0.672889177516203" calcext:value-type="float">
            <text:p>0.672889177516203</text:p>
          </table:table-cell>
          <table:table-cell office:value-type="string" calcext:value-type="string">
            <text:p># [-0.50395263 -1.14648955 <text:s/>0.96174756 <text:s/>1.21034683]</text:p>
          </table:table-cell>
          <table:table-cell table:number-columns-repeated="16"/>
        </table:table-row>
        <table:table-row table:style-name="ro1">
          <table:table-cell office:value-type="float" office:value="0.681581021169566" calcext:value-type="float">
            <text:p>0.681581021169566</text:p>
          </table:table-cell>
          <table:table-cell office:value-type="string" calcext:value-type="string">
            <text:p># [-0.50395263 -0.8885294 <text:s text:c="2"/>0.65955479 -0.02165712]</text:p>
          </table:table-cell>
          <table:table-cell table:number-columns-repeated="16"/>
        </table:table-row>
        <table:table-row table:style-name="ro1">
          <table:table-cell office:value-type="float" office:value="0.738947174985402" calcext:value-type="float">
            <text:p>0.738947174985402</text:p>
          </table:table-cell>
          <table:table-cell office:value-type="string" calcext:value-type="string">
            <text:p># [-0.50395263 <text:s/>1.17515179 -1.24630994 -1.40076602]</text:p>
          </table:table-cell>
          <table:table-cell table:number-columns-repeated="16"/>
        </table:table-row>
        <table:table-row table:style-name="ro1">
          <table:table-cell office:value-type="float" office:value="0.671087197600791" calcext:value-type="float">
            <text:p>0.671087197600791</text:p>
          </table:table-cell>
          <table:table-cell office:value-type="string" calcext:value-type="string">
            <text:p># [-0.50395263 -0.8885294 <text:s text:c="2"/>1.10080972 <text:s/>0.86832782]</text:p>
          </table:table-cell>
          <table:table-cell table:number-columns-repeated="16"/>
        </table:table-row>
        <table:table-row table:style-name="ro1">
          <table:table-cell office:value-type="float" office:value="0.776472699945576" calcext:value-type="float">
            <text:p>0.776472699945576</text:p>
          </table:table-cell>
          <table:table-cell office:value-type="string" calcext:value-type="string">
            <text:p># [ 1.76383421 <text:s/>0.14331119 -0.14361833 <text:s/>0.7874201 ]</text:p>
          </table:table-cell>
          <table:table-cell table:number-columns-repeated="16"/>
        </table:table-row>
        <table:table-row table:style-name="ro1">
          <table:table-cell office:value-type="float" office:value="0.67424594449321" calcext:value-type="float">
            <text:p>0.67424594449321</text:p>
          </table:table-cell>
          <table:table-cell office:value-type="string" calcext:value-type="string">
            <text:p># [-0.50395263 -0.8885294 <text:s text:c="2"/>0.96798752 <text:s/>0.99704465]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a" fo:country="I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ga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athanach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>00:00:00</text:time></text:p>
        </style:region-right>
      </style:header>
      <style:header-left style:display="false"/>
      <style:footer>
        <text:p>Leathanach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6T13:22:58.722228990</dc:date>
    <meta:editing-duration>PT1H25M40S</meta:editing-duration>
    <meta:editing-cycles>2</meta:editing-cycles>
    <meta:generator>LibreOffice/7.1.4.2$Linux_X86_64 LibreOffice_project/10$Build-2</meta:generator>
    <meta:document-statistic meta:table-count="1" meta:cell-count="21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Predicted vs Observed r1</text:p>
        </chart:title>
        <chart:plot-area chart:style-name="ch3" table:cell-range-address="prediction_analysis.K2:prediction_analysis.K11 prediction_analysis.M2:prediction_analysis.M11" chart:data-source-has-labels="row" svg:x="1.331cm" svg:y="1.275cm" svg:width="14.349cm" svg:height="6.564cm">
          <chart:coordinate-region svg:x="1.715cm" svg:y="1.475cm" svg:width="13.725cm" svg:height="6.165cm"/>
          <chart:axis chart:dimension="x" chart:name="primary-x" chart:style-name="ch4">
            <chart:title svg:x="7.76cm" svg:y="8.019cm" chart:style-name="ch5">
              <text:p>Predicted</text:p>
            </chart:title>
            <chart:grid chart:style-name="ch6" chart:class="major"/>
          </chart:axis>
          <chart:axis chart:dimension="y" chart:name="primary-y" chart:style-name="ch7">
            <chart:title svg:x="0.451cm" svg:y="5.315cm" chart:style-name="ch8">
              <text:p>Observed</text:p>
            </chart:title>
            <chart:grid chart:style-name="ch6" chart:class="major"/>
          </chart:axis>
          <chart:series chart:style-name="ch9" chart:values-cell-range-address="prediction_analysis.M3:prediction_analysis.M11" chart:label-cell-address="prediction_analysis.M2:prediction_analysis.M2" chart:class="chart:scatter">
            <chart:domain table:cell-range-address="prediction_analysis.K3:prediction_analysis.K11"/>
            <chart:regression-curve chart:style-name="ch10">
              <chart:equation chart:display-equation="false" chart:display-r-square="true" svg:x="11.177cm" svg:y="0.989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ún K</text:p>
              </table:table-cell>
              <table:table-cell office:value-type="string">
                <text:p>r1</text:p>
                <draw:g>
                  <svg:desc>prediction_analysis.M2:prediction_analysis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51401108123801">
                <text:p>-0.0151401108123801</text:p>
                <draw:g>
                  <svg:desc>prediction_analysis.K3:prediction_analysis.K11</svg:desc>
                </draw:g>
              </table:table-cell>
              <table:table-cell office:value-type="float" office:value="-0.00178600000000001">
                <text:p>-0.00178600000000001</text:p>
                <draw:g>
                  <svg:desc>prediction_analysis.M3:prediction_analysis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46649944242639">
                <text:p>0.0946649944242639</text:p>
              </table:table-cell>
              <table:table-cell office:value-type="float" office:value="0.060087">
                <text:p>0.060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12321796933027">
                <text:p>0.0612321796933027</text:p>
              </table:table-cell>
              <table:table-cell office:value-type="float" office:value="0.100103">
                <text:p>0.100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83925768613807">
                <text:p>0.0683925768613807</text:p>
              </table:table-cell>
              <table:table-cell office:value-type="float" office:value="0.017222">
                <text:p>0.017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55699127345301">
                <text:p>0.0655699127345301</text:p>
              </table:table-cell>
              <table:table-cell office:value-type="float" office:value="0.0555044">
                <text:p>0.0555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50410305715548">
                <text:p>0.0650410305715548</text:p>
              </table:table-cell>
              <table:table-cell office:value-type="float" office:value="0.072561">
                <text:p>0.072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7551400455969">
                <text:p>0.0847551400455969</text:p>
              </table:table-cell>
              <table:table-cell office:value-type="float" office:value="0.0546002">
                <text:p>0.0546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4139245888967">
                <text:p>0.154139245888967</text:p>
              </table:table-cell>
              <table:table-cell office:value-type="float" office:value="0.2009889">
                <text:p>0.2009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19165305927838">
                <text:p>0.0219165305927838</text:p>
              </table:table-cell>
              <table:table-cell office:value-type="float" office:value="0.041291">
                <text:p>0.041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Predicted vs Observed AUC</text:p>
        </chart:title>
        <chart:plot-area chart:style-name="ch3" table:cell-range-address="prediction_analysis.L2:prediction_analysis.L11 prediction_analysis.N2:prediction_analysis.N11" chart:data-source-has-labels="row" svg:x="1.331cm" svg:y="1.275cm" svg:width="14.349cm" svg:height="6.564cm">
          <chart:coordinate-region svg:x="1.715cm" svg:y="1.475cm" svg:width="13.633cm" svg:height="6.165cm"/>
          <chart:axis chart:dimension="x" chart:name="primary-x" chart:style-name="ch4">
            <chart:title svg:x="7.76cm" svg:y="8.019cm" chart:style-name="ch5">
              <text:p>Predicted</text:p>
            </chart:title>
            <chart:grid chart:style-name="ch6" chart:class="major"/>
          </chart:axis>
          <chart:axis chart:dimension="y" chart:name="primary-y" chart:style-name="ch7">
            <chart:title svg:x="0.451cm" svg:y="5.315cm" chart:style-name="ch8">
              <text:p>Observed</text:p>
            </chart:title>
            <chart:grid chart:style-name="ch6" chart:class="major"/>
          </chart:axis>
          <chart:series chart:style-name="ch9" chart:values-cell-range-address="prediction_analysis.N3:prediction_analysis.N11" chart:label-cell-address="prediction_analysis.N2:prediction_analysis.N2" chart:class="chart:scatter">
            <chart:domain table:cell-range-address="prediction_analysis.L3:prediction_analysis.L11"/>
            <chart:regression-curve chart:style-name="ch10">
              <chart:equation chart:display-equation="false" chart:display-r-square="true" svg:x="11.011cm" svg:y="0.93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ún L</text:p>
              </table:table-cell>
              <table:table-cell office:value-type="string">
                <text:p>AUC</text:p>
                <draw:g>
                  <svg:desc>prediction_analysis.N2:prediction_analysis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813230667080211">
                <text:p>-0.00813230667080211</text:p>
                <draw:g>
                  <svg:desc>prediction_analysis.L3:prediction_analysis.L11</svg:desc>
                </draw:g>
              </table:table-cell>
              <table:table-cell office:value-type="float" office:value="-0.000277000000000083">
                <text:p>-0.000277000000000083</text:p>
                <draw:g>
                  <svg:desc>prediction_analysis.N3:prediction_analysis.N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88566242401025">
                <text:p>-0.0188566242401025</text:p>
              </table:table-cell>
              <table:table-cell office:value-type="float" office:value="-0.016038">
                <text:p>-0.016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04127176078759">
                <text:p>-0.0104127176078759</text:p>
              </table:table-cell>
              <table:table-cell office:value-type="float" office:value="-0.00741200000000009">
                <text:p>-0.00741200000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465251422398638">
                <text:p>-0.00465251422398638</text:p>
              </table:table-cell>
              <table:table-cell office:value-type="float" office:value="0.0206269999999999">
                <text:p>0.020626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419099803313006">
                <text:p>-0.00419099803313006</text:p>
              </table:table-cell>
              <table:table-cell office:value-type="float" office:value="0.0230060000000001">
                <text:p>0.023006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14750297016296">
                <text:p>-0.0114750297016296</text:p>
              </table:table-cell>
              <table:table-cell office:value-type="float" office:value="-0.026015">
                <text:p>-0.026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860962294719358">
                <text:p>-0.00860962294719358</text:p>
              </table:table-cell>
              <table:table-cell office:value-type="float" office:value="-0.023143">
                <text:p>-0.023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664256335089589">
                <text:p>-0.0664256335089589</text:p>
              </table:table-cell>
              <table:table-cell office:value-type="float" office:value="-0.07156">
                <text:p>-0.07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02644693367804">
                <text:p>0.00602644693367804</text:p>
              </table:table-cell>
              <table:table-cell office:value-type="float" office:value="-0.025917">
                <text:p>-0.0259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